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background-color="#FFFF00"/>
    </style:style>
    <style:style style:name="P2" style:parent-style-name="Normal" style:family="paragraph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text-properties fo:background-color="#00FF00"/>
    </style:style>
    <style:style style:name="P12" style:parent-style-name="Normal" style:family="paragraph">
      <style:text-properties fo:background-color="#00FF00"/>
    </style:style>
    <style:style style:name="P13" style:parent-style-name="Normal" style:family="paragraph">
      <style:text-properties fo:background-color="#FFFF00"/>
    </style:style>
    <style:style style:name="P14" style:parent-style-name="Normal" style:family="paragraph">
      <style:text-properties fo:background-color="#FFFF00"/>
    </style:style>
    <style:style style:name="P15" style:parent-style-name="Normal" style:family="paragraph">
      <style:text-properties fo:background-color="#FFFF00"/>
    </style:style>
    <style:style style:name="T16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&lt;HOST INSTITUTION NAME</text:p>
      <text:p text:style-name="P2">HOST INSTITUTION ADDRESS<text:s/></text:p>
      <text:p text:style-name="Normal"><text:span text:style-name="T3">INSTITUTION CITY, COUNTRY&gt;</text:span></text:p>
      <text:p text:style-name="Normal"/>
      <text:p text:style-name="P4"><text:span text:style-name="T5">&lt;INSERT DATE APPROVAL DD/MM/YYYY&gt;</text:span></text:p>
      <text:p text:style-name="Normal"/>
      <text:p text:style-name="Normal">Subject: Letter of Host Support for STSM Application<text:s/></text:p>
      <text:p text:style-name="Normal"/>
      <text:p text:style-name="Normal">To Whom It May Concern,</text:p>
      <text:p text:style-name="Normal"/>
      <text:p text:style-name="Normal">With this letter I wish to confirm our<text:s/>availability to host<text:s/><text:span text:style-name="T6">&lt;INSERT NAME GRANTEE&gt;</text:span>, from<text:s/><text:span text:style-name="T7">&lt;INSERT GRANTEE INSTITUTION</text:span><text:s/>for a Short-Term Scientific Mission for the COST Action<text:s/><text:span text:style-name="T8">&lt;INSERT ACTION NUMBER and/or TITLE&gt;</text:span>.</text:p>
      <text:p text:style-name="Normal">The STSM will take place between<text:s/><text:span text:style-name="T9">&lt;INSERT START DATE - END DATE&gt;.</text:span></text:p>
      <text:p text:style-name="Normal">The purpose of the STSM is to<text:s/><text:span text:style-name="T10">&lt;INSERT OBJECTIVES&gt;.</text:span></text:p>
      <text:p text:style-name="Normal">Should you require any further information, please contact<text:s/>us.</text:p>
      <text:p text:style-name="Normal"/>
      <text:p text:style-name="P11"/>
      <text:p text:style-name="P12">HOST SIGNATURE</text:p>
      <text:p text:style-name="Normal"/>
      <text:p text:style-name="Normal"/>
      <text:p text:style-name="P13">&lt;INSERT HOST NAME</text:p>
      <text:p text:style-name="P14">HOST INSTITUTION</text:p>
      <text:p text:style-name="P15">HOST ADDRESS<text:s/></text:p>
      <text:p text:style-name="Normal"><text:span text:style-name="T16">CITY, COUNTRY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a Cristea</meta:initial-creator>
    <dc:creator>Aranzazu Sanchez</dc:creator>
    <meta:creation-date>2025-07-11T14:23:00Z</meta:creation-date>
    <dc:date>2025-07-11T14:24:00Z</dc:date>
    <meta:template xlink:href="Normal" xlink:type="simple"/>
    <meta:editing-cycles>2</meta:editing-cycles>
    <meta:editing-duration>PT0S</meta:editing-duration>
    <meta:document-statistic meta:page-count="1" meta:paragraph-count="1" meta:word-count="99" meta:character-count="663" meta:row-count="4" meta:non-whitespace-character-count="565"/>
  </office:meta>
</office:document-meta>
</file>